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12a3e" officeooo:paragraph-rsid="00112a3e"/>
    </style:style>
    <style:style style:name="P3" style:family="paragraph" style:parent-style-name="Standard">
      <style:text-properties style:font-name="Arial" officeooo:rsid="00139146" officeooo:paragraph-rsid="00139146"/>
    </style:style>
    <style:style style:name="P4" style:family="paragraph" style:parent-style-name="Standard">
      <style:text-properties style:font-name="Arial" officeooo:rsid="0015d291" officeooo:paragraph-rsid="0015d291"/>
    </style:style>
    <style:style style:name="P5" style:family="paragraph" style:parent-style-name="Standard">
      <style:text-properties style:font-name="Arial" officeooo:rsid="00175d7a" officeooo:paragraph-rsid="00175d7a"/>
    </style:style>
    <style:style style:name="P6" style:family="paragraph" style:parent-style-name="Standard">
      <style:text-properties style:font-name="Arial" officeooo:rsid="00175d7a" officeooo:paragraph-rsid="00175d7a"/>
    </style:style>
    <style:style style:name="P7" style:family="paragraph" style:parent-style-name="Standard">
      <style:text-properties officeooo:paragraph-rsid="00175d7a"/>
    </style:style>
    <style:style style:name="T1" style:family="text">
      <style:text-properties officeooo:rsid="000f5585"/>
    </style:style>
    <style:style style:name="T2" style:family="text">
      <style:text-properties officeooo:rsid="0011ff99"/>
    </style:style>
    <style:style style:name="T3" style:family="text">
      <style:text-properties officeooo:rsid="00144d64"/>
    </style:style>
    <style:style style:name="T4" style:family="text">
      <style:text-properties officeooo:rsid="0017ca3b"/>
    </style:style>
    <style:style style:name="T5" style:family="text">
      <style:text-properties style:font-name="Arial" officeooo:rsid="00175d7a"/>
    </style:style>
    <style:style style:name="T6" style:family="text">
      <style:text-properties style:font-name="Arial"/>
    </style:style>
    <style:style style:name="T7" style:family="text">
      <style:text-properties style:font-name="Arial" officeooo:rsid="00175d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 <text:span text:style-name="T1">contextualizado a diferença do cérebro e do espirito, e como uma massa mole e gelatinosa ( o cérebro) pode gerar idéias, com a religião, a filosofia, a bondade, a piedade, o amor, a poesia e a liberdade. E como o espirito e o cérebro são dependentes um do outro, para conseguirem gerar conhecimento.</text:span></text:p>
      <text:p text:style-name="P2">Um paradigma não para de impor um antagonismo em cima das concepções do cérebro e do espirito, como a redução (do espírito ao cérebro) ou á subordinação (do cérebro ao espírito), desde do século 17 se disseminava que o cérebro estava sempre no reino da ciência e o <text:span text:style-name="T2">espírito no reino da filosofia ,humanidades, imaterialidade, criatividade e liberdade.</text:span></text:p>
      <text:p text:style-name="P3">O antagonismo do materialismo e do espiritualismo é <text:span text:style-name="T3">dito ser brutal pois cada concepção é hegemônica e redutora, pois o espiritualismo reduz tudo que é material a um subproduto do espirito e o materialismo reduz tudo o que é espiritual a uma simples emanação da materia.</text:span></text:p>
      <text:p text:style-name="P4">Essas discussões sobre o espirutualismo e o materialismo ajudou a impusionar as pesquisas em volta desse tema mas ao mesmo tempo empacou a reflexão sobre o espírito <text:s/>e o cérebro.</text:p>
      <text:p text:style-name="P5">È colocado como verdade que o espirito consciente tenha aparecido como uma forma de entidade superior e governou o pensamento, a decisão, a ação e é considerado que o universo foi criado por um principio espiritual, essse pensamento é o que dita a religião onde se <text:span text:style-name="T4">acreditava que o espirito de Deus criou o mundo, a vida e os homens.</text:span></text:p>
      <text:p text:style-name="P7"><text:span text:style-name="T5">A compreensão do papel do Espírito de Deus na criação, conforme as Escrituras e a razão teológica, mudou significativamente no século XIX. Anteriormente, acreditava-se que a criação aconteceu do Alto para o Baixo, com o Espírito criando o mundo, a vida e os humanos. No entanto, com o surgimento de teorias como as de Lamarck e Darwin, ocorreu uma inversão desse paradigma. A criação passou a ser entendida como ascendente, começando no baixo, como o infusório, e evoluindo para o alto, e o espírito não mais era considerado o autor primordial da criação, mas o último fruto da evolução. Simultaneamente, em detrimento da liberdade de espírito, a ciência expandiu o determinismo material para todos os domínios no século XIX. Isso resultou na </text:span><text:span text:style-name="T6">afirmação vencedora do monismo materialista por pensadores como Vogt, que comparou o cérebro a um sistema que excreta emoções, da mesma forma que os rins fazem urina. O conceito de espírito era considerado apenas como um fantasma sem qualquer significado ou poder significativo.</text:span></text:p>
      <text:p text:style-name="P5">No final do século XIX, as descobertas científicas indicaram que as atividades mentais estão localizadas no cérebro, levando muitos a acreditarem que o espírito estava se dissipando. No entanto, Bergson argumentou que o espírito transcende as limitações cerebrais, sugerindo que o cérebro é apenas uma "imagem" produzida pelo espírito. Essa perspectiva ofereceu uma resistência à visão determinista e simplificadora predominante.</text:p>
      <text:p text:style-name="P5">Durante o século XX, a resistência do espírito foi incentivada por uma crise inesperada do materialismo, especialmente em nível subatômico, onde tanto a substancialidade da matéria quanto o determinismo clássico entraram em colapso. Esse colapso criou um enigma e um mistério que levaram ao ressurgimento do espiritualismo, oferecendo a esperança de reconquistar o mundo não mais apesar dos avanços da ciência, mas sim graças a eles.</text:p>
      <text:p text:style-name="P5">Os materialistas continuam a ver o espírito como uma ilusão ou, no mínimo, como um epifenômeno. Por outro lado, os espiritualistas consideram o cérebro como um suporte que capta mensagens "transmateriais" em um campo psíquico ou informativo. Eles argumentam que o cérebro não "produz" o espírito, mas sim o "detecta". Segundo essa visão, a informação sensorial se materializa em substâncias químicas e modificações neurais, armazenando fisicamente o significado simbólico das percepções. Assim, o espiritualismo tende a adotar um dualismo colaborador ou interacionista, aceitando que a realidade espiritual opera com a cooperação da realidade material.</text:p>
      <text:p text:style-name="P5"><text:soft-page-break/>A contradição entre as noções de cérebro e espírito nos leva a um círculo paradoxal. O cérebro pode ser visto como instrumento do pensamento, assim como o pensamento pode ser considerado instrumento do cérebro. Enquanto o conceito de cérebro é resultado do trabalho do espírito, o espírito, por sua vez, é fruto de uma evolução ainda mais longa do cérebro. A atividade do espírito é uma produção do cérebro, enquanto a concepção do cérebro é uma produção do espírito. Isso cria um ciclo aparentemente infinito onde cada termo se dissolve no outro. No entanto, esse ciclo também reflete a necessidade mútua entre os dois termos.</text:p>
      <text:p text:style-name="P5">A atividade cognitiva do cérebro animal pode ser vista como uma megacomputação que envolve análise e síntese de computações. A originalidade do cérebro humano reside na complexidade organizacional que permite transformar essas computações em pensamentos através da linguagem, conceitos e lógica, requerendo um contexto sociocultural. Assim, o processamento se torna pensamento ao alcançar a reflexividade do sujeito, capaz de pensar sobre seu próprio pensamento e ter consciência do que sabe e de si mesmo. A linguagem e as ideias transformam o processamento em pensamento, enquanto a consciência eleva o processamento ao pensamento. Ambos os fenômenos são inseparáveis, com o pensamento emergindo do processamento sem que este pare.</text:p>
      <text:p text:style-name="P5">O espírito surge junto com o pensamento e a consciência, sendo uma emergência originada de um fenômeno organizador que participa dessa organização e influencia as condições que o produzem. É uma emergência própria do desenvolvimento cerebral do Homo sapiens, mas apenas em condições culturais de aprendizagem e comunicação ligadas à linguagem humana, que surgiram graças ao desenvolvimento cerebral e intelectual ao longo da hominização.</text:p>
      <text:p text:style-name="P7"><text:span text:style-name="T5">O espírito retroage sobre todas as suas condições de emergência, incluindo as cerebrais, sociais e culturais, e cria o que permite seu próprio desenvolvimento dessa maneira. De forma semelhante, a consciência também retroage sobre suas condições de formação e pode eventualmente controlar ou dominar o que a produz. Isso pode chegar a um ponto em que pode controlar batimentos cardíacos mais altos, como os yogis fazem. Só podemos entender isso se pensarmos em: a) um todo organizador que não pode ser limitado às suas partes constituintes; b) a criação de qualidades emergentes capazes de retroagir sobre o que produzem; ou c) uma organização retroativa na qual o produto também se torna produtor das atividades que o produziram. <text:line-break/></text:span><text:span text:style-name="T6">O espírito não pode compreender sua própria realidade, autonomia e atividade intrínseca sem esses elementos. Alguns teóricos conceberam o espírito como uma emergência constante do todo interneuronal. No entanto, é preciso considerar que o espírito não é o único que está emergindo; ele também é responsável por produzir e organizar o novo circuito retroativo que conecta cérebro, espírito, processamento e pensamento.</text:span><text:line-break/><text:span text:style-name="T6">O espírito é responsável por produzir e produzir pensamentos, e essa interação permite que a dualidade cérebro-espírito controle e retroage sobre suas partes. Além disso, essa incrível comunidade de milhares de células localizadas quase idênticas no cérebro e no corpo é uma parte muito especializada e distinta da atividade interpolicomputante do ser humano. Assim, podemos começar a entender a relação entre as mais elevadas especulações do espírito e os fenômenos de auto-organização biofísica do corpo. Essa interação é baseada na computação que anima a atividade de cada célula, seja hepática, cardíaca ou nervosa. Isso garante as atividades organizacionais entre as células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8:32:14.129714080</meta:creation-date>
    <dc:date>2024-04-10T09:51:30.113694960</dc:date>
    <meta:editing-duration>PT31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1188" meta:character-count="7596" meta:non-whitespace-character-count="6418"/>
  </office:meta>
</office:document-meta>
</file>